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1.512cm"/>
    </style:style>
    <style:style style:name="co3" style:family="table-column">
      <style:table-column-properties fo:break-before="auto" style:column-width="1.2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9.001cm" svg:x="8.838cm" svg:y="0.13cm">
            <draw:object draw:notify-on-update-of-ranges="Sheet1.A1:Sheet1.A1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1cm" svg:x="8.787cm" svg:y="9.364cm">
            <draw:object draw:notify-on-update-of-ranges="Sheet1.B1:Sheet1.B1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1T17:11:41.004632000</dc:date>
    <meta:document-statistic meta:table-count="1" meta:cell-count="434" meta:object-count="2"/>
    <meta:generator>LibreOffice/4.1.1.2$MacOSX_x86 LibreOffice_project/7e4286b58adc75a14f6d83f53a03b6c11fa29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2cm" xlink:href=".." xlink:type="simple" chart:class="chart:line" chart:style-name="ch1">
        <chart:plot-area chart:style-name="ch2" table:cell-range-address="Sheet1.A1:Sheet1.A172" svg:x="1.32cm" svg:y="0.855cm" svg:width="14.04cm" svg:height="6.997cm">
          <chartooo:coordinate-region svg:x="1.956cm" svg:y="1.049cm" svg:width="13.404cm" svg:height="5.863cm"/>
          <chart:axis chart:dimension="x" chart:name="primary-x" chart:style-name="ch3">
            <chart:title svg:x="7.936cm" svg:y="8.033cm" chart:style-name="ch4">
              <text:p>Time</text:p>
            </chart:title>
          </chart:axis>
          <chart:axis chart:dimension="y" chart:name="primary-y" chart:style-name="ch3">
            <chart:title svg:x="0.451cm" svg:y="4.795cm" chart:style-name="ch5">
              <text:p>Temp</text:p>
            </chart:title>
            <chart:grid chart:style-name="ch6" chart:class="major"/>
          </chart:axis>
          <chart:series chart:style-name="ch7" chart:values-cell-range-address="Sheet1.A1:Sheet1.A172" chart:class="chart:line">
            <chart:data-point chart:repeated="1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">
                <text:p>19.9</text:p>
                <draw:g>
                  <svg:desc>Sheet1.A1:Sheet1.A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2cm" xlink:href=".." xlink:type="simple" chart:class="chart:line" chart:style-name="ch1">
        <chart:plot-area chart:style-name="ch2" table:cell-range-address="Sheet1.B1:Sheet1.B172" svg:x="1.32cm" svg:y="0.855cm" svg:width="14.04cm" svg:height="6.997cm">
          <chartooo:coordinate-region svg:x="2.161cm" svg:y="1.048cm" svg:width="13.199cm" svg:height="5.864cm"/>
          <chart:axis chart:dimension="x" chart:name="primary-x" chart:style-name="ch3">
            <chart:title svg:x="7.936cm" svg:y="8.033cm" chart:style-name="ch4">
              <text:p>Time</text:p>
            </chart:title>
          </chart:axis>
          <chart:axis chart:dimension="y" chart:name="primary-y" chart:style-name="ch3">
            <chart:title svg:x="0.451cm" svg:y="5.411cm" chart:style-name="ch5">
              <text:p>Valve Position</text:p>
            </chart:title>
            <chart:grid chart:style-name="ch6" chart:class="major"/>
          </chart:axis>
          <chart:series chart:style-name="ch7" chart:values-cell-range-address="Sheet1.B1:Sheet1.B172" chart:class="chart:line">
            <chart:data-point chart:repeated="1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